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ac398" officeooo:paragraph-rsid="001ac398"/>
    </style:style>
    <style:style style:name="P2" style:family="paragraph" style:parent-style-name="Standard">
      <style:text-properties officeooo:rsid="001be442" officeooo:paragraph-rsid="001be442"/>
    </style:style>
    <style:style style:name="P3" style:family="paragraph" style:parent-style-name="Standard" style:list-style-name="L2">
      <style:text-properties officeooo:rsid="001be442" officeooo:paragraph-rsid="001be442"/>
    </style:style>
    <style:style style:name="P4" style:family="paragraph" style:parent-style-name="Standard" style:list-style-name="L2">
      <style:text-properties officeooo:paragraph-rsid="001be442"/>
    </style:style>
    <style:style style:name="P5" style:family="paragraph" style:parent-style-name="Standard">
      <style:text-properties officeooo:rsid="001d6201" officeooo:paragraph-rsid="001d6201"/>
    </style:style>
    <style:style style:name="P6" style:family="paragraph" style:parent-style-name="Standard" style:list-style-name="L3">
      <style:text-properties officeooo:rsid="001d6201" officeooo:paragraph-rsid="001d6201"/>
    </style:style>
    <style:style style:name="P7" style:family="paragraph" style:parent-style-name="Standard" style:list-style-name="L3">
      <style:text-properties officeooo:paragraph-rsid="001d6201"/>
    </style:style>
    <style:style style:name="P8" style:family="paragraph" style:parent-style-name="Standard" style:list-style-name="L4">
      <style:text-properties officeooo:rsid="001eba5e" officeooo:paragraph-rsid="001eba5e"/>
    </style:style>
    <style:style style:name="P9" style:family="paragraph" style:parent-style-name="Standard">
      <style:text-properties officeooo:rsid="001eba5e" officeooo:paragraph-rsid="001eba5e"/>
    </style:style>
    <style:style style:name="P10" style:family="paragraph" style:parent-style-name="Standard" style:list-style-name="L5">
      <style:text-properties officeooo:rsid="001eba5e" officeooo:paragraph-rsid="001eba5e"/>
    </style:style>
    <style:style style:name="P11" style:family="paragraph" style:parent-style-name="Text_20_body">
      <style:text-properties officeooo:rsid="001f9ec3" officeooo:paragraph-rsid="001f9ec3"/>
    </style:style>
    <style:style style:name="T1" style:family="text">
      <style:text-properties officeooo:rsid="001be442"/>
    </style:style>
    <style:style style:name="T2" style:family="text">
      <style:text-properties officeooo:rsid="001d6201"/>
    </style:style>
    <style:style style:name="T3" style:family="text">
      <style:text-properties officeooo:rsid="001eba5e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During Class Notes</text:h>
      <text:p text:style-name="P1"/>
      <text:p text:style-name="P1">Pipelining </text:p>
      <text:p text:style-name="P1">- </text:p>
      <text:p text:style-name="P1"/>
      <text:p text:style-name="P1"/>
      <text:p text:style-name="P1"/>
      <text:p text:style-name="P2">Logical core – a kind of virtual core; allows more multithreading on a single core, the example given is 2 logical cores run on a single core</text:p>
      <text:p text:style-name="P2">- as far as the computer is aware, there are 2 cores, but physically there is only one</text:p>
      <text:p text:style-name="P2"/>
      <text:p text:style-name="P2"/>
      <text:p text:style-name="P2">Flynn’s Taxonomy</text:p>
      <text:p text:style-name="P2">- SiSD – single instruction, multiple data</text:p>
      <text:list xml:id="list866674833" text:style-name="L2">
        <text:list-item>
          <text:p text:style-name="P4"><text:span text:style-name="T1">parallelism achieved by dividing data among processors.</text:span></text:p>
        </text:list-item>
        <text:list-item>
          <text:p text:style-name="P3">This is what data parallelism is. </text:p>
        </text:list-item>
      </text:list>
      <text:p text:style-name="P2">- SIMD</text:p>
      <text:p text:style-name="P2"/>
      <text:p text:style-name="P2"/>
      <text:p text:style-name="P5">Shared memory interconnects</text:p>
      <text:p text:style-name="P5">- Bus interconnect</text:p>
      <text:list xml:id="list2378612369" text:style-name="L3">
        <text:list-item>
          <text:p text:style-name="P7"><text:span text:style-name="T2">- a collection of parallel communication wires together with some hardware that controls access to the bus.</text:span></text:p>
        </text:list-item>
        <text:list-item>
          <text:p text:style-name="P6">Communication wires are shared by the devices that are connected to it</text:p>
        </text:list-item>
        <text:list-item>
          <text:p text:style-name="P6">As the number of devices connected to the bus increases, contention for use of the bus increases, and performance decreases. </text:p>
        </text:list-item>
      </text:list>
      <text:p text:style-name="P5">- <text:span text:style-name="T3">Switched interconnect</text:span></text:p>
      <text:list xml:id="list3779354696" text:style-name="L4">
        <text:list-item>
          <text:p text:style-name="P8">Uses switches to control the routing of data among the connected devices. </text:p>
        </text:list-item>
      </text:list>
      <text:p text:style-name="P9">Crossbar</text:p>
      <text:list xml:id="list640945753" text:style-name="L5">
        <text:list-item>
          <text:p text:style-name="P10">Allows simultaneous connection among different devices</text:p>
        </text:list-item>
        <text:list-item>
          <text:p text:style-name="P10">Faster than buses</text:p>
        </text:list-item>
        <text:list-item>
          <text:p text:style-name="P10">But the cost of switches and links is relatively high</text:p>
          <text:list>
            <text:list-item>
              <text:p text:style-name="P10">he means this in the financial sense; switches and links are financially expensive</text:p>
            </text:list-item>
          </text:list>
        </text:list-item>
      </text:list>
      <text:p text:style-name="P9"/>
      <text:p text:style-name="P9"/>
      <text:p text:style-name="P9"/>
      <text:p text:style-name="P9"/>
      <text:h text:style-name="Heading_20_2" text:outline-level="2">After Class Notes</text:h>
      <text:p text:style-name="P11">Lecture slides: 02.pdf, 03.pdf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8T13:11:14.631296311</meta:creation-date>
    <dc:date>2021-09-08T14:23:14.551218952</dc:date>
    <meta:editing-duration>PT11M8S</meta:editing-duration>
    <meta:editing-cycles>3</meta:editing-cycles>
    <meta:generator>LibreOffice/7.2.0.4$Linux_X86_64 LibreOffice_project/20$Build-4</meta:generator>
    <meta:document-statistic meta:table-count="0" meta:image-count="0" meta:object-count="0" meta:page-count="1" meta:paragraph-count="24" meta:word-count="192" meta:character-count="1126" meta:non-whitespace-character-count="961"/>
  </office:meta>
</office:document-meta>
</file>